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3a577"/>
    </style:style>
    <style:style style:name="P3" style:family="paragraph" style:parent-style-name="Standard">
      <style:paragraph-properties fo:text-align="justify" style:justify-single-word="false"/>
      <style:text-properties officeooo:paragraph-rsid="00043912"/>
    </style:style>
    <style:style style:name="P4" style:family="paragraph" style:parent-style-name="Standard">
      <style:paragraph-properties fo:text-align="justify" style:justify-single-word="false"/>
      <style:text-properties officeooo:paragraph-rsid="0004e651"/>
    </style:style>
    <style:style style:name="P5" style:family="paragraph" style:parent-style-name="Standard">
      <style:paragraph-properties fo:text-align="justify" style:justify-single-word="false"/>
      <style:text-properties officeooo:paragraph-rsid="0005255d"/>
    </style:style>
    <style:style style:name="P6" style:family="paragraph" style:parent-style-name="Standard">
      <style:paragraph-properties fo:text-align="justify" style:justify-single-word="false"/>
      <style:text-properties officeooo:paragraph-rsid="00064dc2"/>
    </style:style>
    <style:style style:name="P7" style:family="paragraph" style:parent-style-name="Standard">
      <style:paragraph-properties fo:text-align="justify" style:justify-single-word="false"/>
      <style:text-properties officeooo:paragraph-rsid="00084bd0"/>
    </style:style>
    <style:style style:name="P8" style:family="paragraph" style:parent-style-name="Standard">
      <style:paragraph-properties fo:text-align="justify" style:justify-single-word="false"/>
      <style:text-properties officeooo:paragraph-rsid="00096724"/>
    </style:style>
    <style:style style:name="P9" style:family="paragraph" style:parent-style-name="Standard">
      <style:paragraph-properties fo:text-align="justify" style:justify-single-word="false"/>
      <style:text-properties officeooo:rsid="0003a577" officeooo:paragraph-rsid="0003a577"/>
    </style:style>
    <style:style style:name="P10" style:family="paragraph" style:parent-style-name="Standard">
      <style:paragraph-properties fo:text-align="justify" style:justify-single-word="false"/>
      <style:text-properties officeooo:rsid="0003a577" officeooo:paragraph-rsid="00043912"/>
    </style:style>
    <style:style style:name="P11" style:family="paragraph" style:parent-style-name="Standard">
      <style:paragraph-properties fo:text-align="justify" style:justify-single-word="false"/>
      <style:text-properties officeooo:rsid="0003a577" officeooo:paragraph-rsid="0005255d"/>
    </style:style>
    <style:style style:name="P12" style:family="paragraph" style:parent-style-name="Standard">
      <style:paragraph-properties fo:text-align="justify" style:justify-single-word="false"/>
      <style:text-properties officeooo:rsid="0003a577" officeooo:paragraph-rsid="00064dc2"/>
    </style:style>
    <style:style style:name="P13" style:family="paragraph" style:parent-style-name="Standard">
      <style:paragraph-properties fo:text-align="justify" style:justify-single-word="false"/>
      <style:text-properties officeooo:rsid="0003a577" officeooo:paragraph-rsid="00084bd0"/>
    </style:style>
    <style:style style:name="P14" style:family="paragraph" style:parent-style-name="Standard">
      <style:paragraph-properties fo:text-align="justify" style:justify-single-word="false"/>
      <style:text-properties officeooo:rsid="0005255d" officeooo:paragraph-rsid="0005255d"/>
    </style:style>
    <style:style style:name="P15" style:family="paragraph" style:parent-style-name="Standard">
      <style:paragraph-properties fo:text-align="justify" style:justify-single-word="false"/>
      <style:text-properties officeooo:rsid="00064dc2" officeooo:paragraph-rsid="00064dc2"/>
    </style:style>
    <style:style style:name="P16" style:family="paragraph" style:parent-style-name="Standard">
      <style:paragraph-properties fo:text-align="justify" style:justify-single-word="false"/>
      <style:text-properties officeooo:rsid="00064dc2" officeooo:paragraph-rsid="00084bd0"/>
    </style:style>
    <style:style style:name="P17" style:family="paragraph" style:parent-style-name="Standard">
      <style:paragraph-properties fo:text-align="justify" style:justify-single-word="false"/>
      <style:text-properties style:font-name="Liberation Serif"/>
    </style:style>
    <style:style style:name="P18" style:family="paragraph" style:parent-style-name="Standard">
      <style:paragraph-properties fo:text-align="justify" style:justify-single-word="false"/>
      <style:text-properties style:font-name="Liberation Serif" officeooo:paragraph-rsid="00084bd0"/>
    </style:style>
    <style:style style:name="P19" style:family="paragraph" style:parent-style-name="Standard">
      <style:paragraph-properties fo:text-align="justify" style:justify-single-word="false"/>
      <style:text-properties style:font-name="Liberation Serif" officeooo:rsid="00084bd0" officeooo:paragraph-rsid="00084bd0"/>
    </style:style>
    <style:style style:name="P20" style:family="paragraph" style:parent-style-name="Standard">
      <style:paragraph-properties fo:text-align="justify" style:justify-single-word="false"/>
      <style:text-properties style:font-name="Liberation Serif" officeooo:rsid="00095b8e" officeooo:paragraph-rsid="00095b8e"/>
    </style:style>
    <style:style style:name="P21" style:family="paragraph" style:parent-style-name="Heading_20_1">
      <style:paragraph-properties fo:text-align="center" style:justify-single-word="false"/>
      <style:text-properties fo:font-size="18pt" style:font-size-asian="18pt" style:font-size-complex="18pt"/>
    </style:style>
    <style:style style:name="P22" style:family="paragraph" style:parent-style-name="Heading_20_3">
      <style:paragraph-properties fo:text-align="justify" style:justify-single-word="false"/>
      <style:text-properties style:font-name="Liberation Serif"/>
    </style:style>
    <style:style style:name="P23" style:family="paragraph" style:parent-style-name="Text_20_body">
      <style:paragraph-properties fo:text-align="justify" style:justify-single-word="false"/>
    </style:style>
    <style:style style:name="P24" style:family="paragraph" style:parent-style-name="Text_20_body">
      <style:text-properties style:font-name="Liberation Serif"/>
    </style:style>
    <style:style style:name="P25" style:family="paragraph" style:parent-style-name="Text_20_body">
      <style:paragraph-properties fo:text-align="justify" style:justify-single-word="false"/>
      <style:text-properties style:font-name="Liberation Serif"/>
    </style:style>
    <style:style style:name="P26" style:family="paragraph" style:parent-style-name="Heading_20_1">
      <style:paragraph-properties fo:text-align="center" style:justify-single-word="false"/>
      <style:text-properties style:font-name="Liberation Serif" fo:font-size="18pt" style:font-size-asian="18pt" style:font-size-complex="18pt"/>
    </style:style>
    <style:style style:name="P27" style:family="paragraph" style:parent-style-name="Standard">
      <style:paragraph-properties fo:text-align="justify" style:justify-single-word="false"/>
      <style:text-properties officeooo:rsid="0005255d" officeooo:paragraph-rsid="0005255d"/>
    </style:style>
    <style:style style:name="P28" style:family="paragraph" style:parent-style-name="Standard">
      <style:paragraph-properties fo:text-align="justify" style:justify-single-word="false"/>
      <style:text-properties fo:color="#000000" style:font-name="Liberation Serif" officeooo:rsid="00084bd0" officeooo:paragraph-rsid="00084bd0"/>
    </style:style>
    <style:style style:name="P29" style:family="paragraph" style:parent-style-name="Text_20_body" style:list-style-name="L1"/>
    <style:style style:name="P30" style:family="paragraph" style:parent-style-name="Text_20_body" style:list-style-name="L1">
      <style:paragraph-properties fo:margin-top="0in" fo:margin-bottom="0in" loext:contextual-spacing="false"/>
    </style:style>
    <style:style style:name="T1" style:family="text">
      <style:text-properties officeooo:rsid="0003a577"/>
    </style:style>
    <style:style style:name="T2" style:family="text">
      <style:text-properties fo:color="#0000ff"/>
    </style:style>
    <style:style style:name="T3" style:family="text">
      <style:text-properties fo:color="#0000ff" officeooo:rsid="0003a577"/>
    </style:style>
    <style:style style:name="T4" style:family="text">
      <style:text-properties fo:color="#0000ff" officeooo:rsid="00043912"/>
    </style:style>
    <style:style style:name="T5" style:family="text">
      <style:text-properties fo:color="#0000ff" officeooo:rsid="00064dc2"/>
    </style:style>
    <style:style style:name="T6" style:family="text">
      <style:text-properties fo:color="#000000"/>
    </style:style>
    <style:style style:name="T7" style:family="text">
      <style:text-properties fo:color="#000000" officeooo:rsid="00043912"/>
    </style:style>
    <style:style style:name="T8" style:family="text">
      <style:text-properties fo:color="#000000" officeooo:rsid="0004e651"/>
    </style:style>
    <style:style style:name="T9" style:family="text">
      <style:text-properties fo:color="#000000" officeooo:rsid="0005255d"/>
    </style:style>
    <style:style style:name="T10" style:family="text">
      <style:text-properties fo:color="#000000" officeooo:rsid="0003a577"/>
    </style:style>
    <style:style style:name="T11" style:family="text">
      <style:text-properties fo:color="#000000" officeooo:rsid="00096724"/>
    </style:style>
    <style:style style:name="T12" style:family="text">
      <style:text-properties fo:color="#ff0000" officeooo:rsid="00043912"/>
    </style:style>
    <style:style style:name="T13" style:family="text">
      <style:text-properties officeooo:rsid="00064dc2"/>
    </style:style>
    <style:style style:name="T14"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ge programs like video games and operating systems often generate and catch dozens of errors per second. Most of these are unimportant unless we let them affect the user experience. Exception handling should be used to prevent users from being affected by as many errors as possible.</text:p>
      <text:p text:style-name="P1"/>
      <text:p text:style-name="P23"><text:span text:style-name="Strong_20_Emphasis">Catching Errors:</text:span> Using error handling to prevent a program from crashing when an error is encountered.</text:p>
      <text:p text:style-name="Text_20_body"><text:span text:style-name="Strong_20_Emphasis">Uncaught Error:</text:span> An error that is not handled by error handling code, and thus usually forces the program to crash.</text:p>
      <text:p text:style-name="P1"/>
      <text:h text:style-name="P21" text:outline-level="1">Lesson 2: Try-Catch-Finally</text:h>
      <text:p text:style-name="P1"/>
      <text:p text:style-name="P23">The three main structures for exception handling in most languages are the <text:span text:style-name="Strong_20_Emphasis">try</text:span>, <text:span text:style-name="Strong_20_Emphasis">catch</text:span>, and <text:span text:style-name="Strong_20_Emphasis">finally</text:span> statements:</text:p>
      <text:list xml:id="list1636352202" text:style-name="L1">
        <text:list-item>
          <text:p text:style-name="P30">The <text:span text:style-name="Strong_20_Emphasis">Try</text:span> statement marks a block of code to attempt, but in which we anticipate an error might arise. </text:p>
        </text:list-item>
        <text:list-item>
          <text:p text:style-name="P30">The <text:span text:style-name="Strong_20_Emphasis">Catch</text:span> statement names the errors to anticipate, and marks a block of code to run if an anticipated error arises. (Python often refers to this as the <text:span text:style-name="Strong_20_Emphasis">Except</text:span> block as well.) </text:p>
        </text:list-item>
        <text:list-item>
          <text:p text:style-name="P29">The <text:span text:style-name="Strong_20_Emphasis">Finally</text:span> statement marks a block of code to run after the above two blocks no matter what. </text:p>
        </text:list-item>
      </text:list>
      <text:p text:style-name="Text_20_body">In Python, there is also an <text:span text:style-name="Strong_20_Emphasis">Else</text:span> block for exception handling: it runs some code only if no errors arose in the Try block.</text:p>
      <text:p text:style-name="P1"><text:span text:style-name="Strong_20_Emphasis">Try:</text:span> A control structure that sets aside a block of code in which an error might occur so that the computer will look for error handling capabilities.</text:p>
      <text:p text:style-name="P1"><text:span text:style-name="Strong_20_Emphasis"/></text:p>
      <text:p text:style-name="P1"><text:span text:style-name="Strong_20_Emphasis">Catch:</text:span> A control structure that designates what error it anticipates in a try block and provides the code to execute if that error arises.</text:p>
      <text:p text:style-name="P1"/>
      <text:p text:style-name="P1"><text:span text:style-name="Strong_20_Emphasis">Finally:</text:span> A control structure that designates some code to run after a try and catch structure regardless of whether or not an error arose.</text:p>
      <text:p text:style-name="P1"/>
      <text:p text:style-name="P1"/>
      <text:h text:style-name="P21" text:outline-level="1">Lesson 3: Try and Except, Part 1 of 2</text:h>
      <text:p text:style-name="P1"/>
      <text:p text:style-name="P1">In this lesson, we'll build up from catching any error, to catching a specific error, to catching multiple specific errors and handling them differently.</text:p>
      <text:p text:style-name="P1"/>
      <text:p text:style-name="P9">Statements</text:p>
      <text:p text:style-name="P9"><text:span text:style-name="T2">try</text:span>:</text:p>
      <text:p text:style-name="P9"><text:tab/>statement (error might happens during executing these statements)</text:p>
      <text:p text:style-name="P9"><text:span text:style-name="T2">except</text:span>:</text:p>
      <text:p text:style-name="P9"><text:tab/><text:span text:style-name="T2">pass </text:span>(when the error occurs, it will jump)</text:p>
      <text:p text:style-name="P9">statements</text:p>
      <text:p text:style-name="P1"/>
      <text:p text:style-name="P1"/>
      <text:p text:style-name="P1"><text:soft-page-break/></text:p>
      <text:p text:style-name="P9">Statements</text:p>
      <text:p text:style-name="P9"><text:span text:style-name="T2">try</text:span>:</text:p>
      <text:p text:style-name="P9"><text:tab/>statement (error might happens during executing these statements)</text:p>
      <text:p text:style-name="P9"><text:span text:style-name="T2">except</text:span>:</text:p>
      <text:p text:style-name="P2"><text:span text:style-name="T1"><text:tab/></text:span><text:span text:style-name="T3">statements</text:span><text:span text:style-name="T1">(when the error occurs, the code will execute these statements instead.)</text:span></text:p>
      <text:p text:style-name="P9">statements</text:p>
      <text:p text:style-name="P1"/>
      <text:p text:style-name="P1"/>
      <text:h text:style-name="P21" text:outline-level="1">Lesson 3: Try and Except, Part 2 of 2</text:h>
      <text:p text:style-name="P1"/>
      <text:p text:style-name="P14">Type 1:</text:p>
      <text:p text:style-name="P14"/>
      <text:p text:style-name="P10">Statements</text:p>
      <text:p text:style-name="P10"><text:span text:style-name="T2">try</text:span>:</text:p>
      <text:p text:style-name="P10"><text:tab/>statement (error might happens during executing these statements)</text:p>
      <text:p text:style-name="P3"><text:span text:style-name="T3">except </text:span><text:span text:style-name="T7">TypeOfError (ValueError, …) </text:span><text:span text:style-name="T12">as</text:span><text:span text:style-name="T7"> </text:span><text:span text:style-name="T4">error</text:span><text:span text:style-name="T1">:</text:span></text:p>
      <text:p text:style-name="P3"><text:span text:style-name="T1"><text:tab/></text:span><text:span text:style-name="T4">print</text:span><text:span text:style-name="T1">(</text:span><text:span text:style-name="T4">error</text:span><text:span text:style-name="T1">)</text:span></text:p>
      <text:p text:style-name="P10">statements</text:p>
      <text:p text:style-name="P1"/>
      <text:p text:style-name="P4"><text:span text:style-name="T7">TypeOfError : </text:span>ZeroDivisionError, NameError, <text:span text:style-name="T7">ValueError, </text:span><text:span text:style-name="T8">TypeError</text:span></text:p>
      <text:p text:style-name="P1"/>
      <text:p text:style-name="P14">Type 2:</text:p>
      <text:p text:style-name="P14"/>
      <text:p text:style-name="P11">Statements</text:p>
      <text:p text:style-name="P11"><text:span text:style-name="T2">try</text:span>:</text:p>
      <text:p text:style-name="P11"><text:tab/>statement (error might happens during executing these statements)</text:p>
      <text:p text:style-name="P5"><text:span text:style-name="T3">except </text:span><text:span text:style-name="T9">(</text:span><text:span text:style-name="T7">TypeOfError</text:span><text:span text:style-name="T9">1, </text:span><text:span text:style-name="T7">TypeOfError</text:span><text:span text:style-name="T9">2, ...</text:span><text:span text:style-name="T7">) </text:span><text:span text:style-name="T12">as</text:span><text:span text:style-name="T7"> </text:span><text:span text:style-name="T4">error</text:span><text:span text:style-name="T1">:</text:span></text:p>
      <text:p text:style-name="P5"><text:span text:style-name="T1"><text:tab/></text:span><text:span text:style-name="T4">print</text:span><text:span text:style-name="T1">(</text:span><text:span text:style-name="T4">error</text:span><text:span text:style-name="T1">)</text:span></text:p>
      <text:p text:style-name="P5"><text:span text:style-name="T3">except </text:span><text:span text:style-name="T9">Exception </text:span><text:span text:style-name="T12">as</text:span><text:span text:style-name="T7"> </text:span><text:span text:style-name="T4">error</text:span><text:span text:style-name="T10">:</text:span></text:p>
      <text:p text:style-name="P5"><text:span text:style-name="T10"><text:tab/></text:span><text:span text:style-name="T9"> </text:span><text:span text:style-name="T4">print</text:span><text:span text:style-name="T10">(</text:span><text:span text:style-name="T4">error</text:span><text:span text:style-name="T10">)</text:span></text:p>
      <text:p text:style-name="P11">statements</text:p>
      <text:p text:style-name="P5"/>
      <text:p text:style-name="P8"><text:span text:style-name="T7">TypeOfError : </text:span>ZeroDivisionError, NameError, <text:span text:style-name="T7">ValueError, </text:span><text:span text:style-name="T8">TypeError, </text:span><text:span text:style-name="T11">IOError</text:span></text:p>
      <text:p text:style-name="P1"/>
      <text:h text:style-name="P21" text:outline-level="1">Lesson 4: Else and Finally</text:h>
      <text:p text:style-name="P1"/>
      <text:p text:style-name="P1">Most languages have a <text:span text:style-name="Strong_20_Emphasis">Finally</text:span> statement, but <text:span text:style-name="Strong_20_Emphasis">Else</text:span> (at least as it applies to error handling) is relatively unique to Python.</text:p>
      <text:p text:style-name="P1"/>
      <text:p text:style-name="P12">Statements</text:p>
      <text:p text:style-name="P12"><text:span text:style-name="T2">try</text:span>:</text:p>
      <text:p text:style-name="P12"><text:tab/>statement (error might happens during executing these statements)</text:p>
      <text:p text:style-name="P6"><text:span text:style-name="T3">except </text:span><text:span text:style-name="T9">(</text:span><text:span text:style-name="T7">TypeOfError</text:span><text:span text:style-name="T9">1, </text:span><text:span text:style-name="T7">TypeOfError</text:span><text:span text:style-name="T9">2, ...</text:span><text:span text:style-name="T7">) </text:span><text:span text:style-name="T12">as</text:span><text:span text:style-name="T7"> </text:span><text:span text:style-name="T4">error</text:span><text:span text:style-name="T1">:</text:span></text:p>
      <text:p text:style-name="P6"><text:span text:style-name="T1"><text:tab/></text:span><text:span text:style-name="T4">print</text:span><text:span text:style-name="T1">(</text:span><text:span text:style-name="T4">error</text:span><text:span text:style-name="T1">)</text:span></text:p>
      <text:p text:style-name="P6"><text:span text:style-name="T3">except </text:span><text:span text:style-name="T9">Exception </text:span><text:span text:style-name="T12">as</text:span><text:span text:style-name="T7"> </text:span><text:span text:style-name="T4">error</text:span><text:span text:style-name="T10">:</text:span></text:p>
      <text:p text:style-name="P6"><text:span text:style-name="T10"><text:tab/></text:span><text:span text:style-name="T9"> </text:span><text:span text:style-name="T4">print</text:span><text:span text:style-name="T10">(</text:span><text:span text:style-name="T4">error</text:span><text:span text:style-name="T10">)</text:span></text:p>
      <text:p text:style-name="P15"><text:span text:style-name="T2">else</text:span>:</text:p>
      <text:p text:style-name="P6"><text:span text:style-name="T13"><text:tab/></text:span><text:span text:style-name="T4">print</text:span><text:span text:style-name="T10">(</text:span><text:span text:style-name="T5">No error occured</text:span><text:span text:style-name="T10">)</text:span></text:p>
      <text:p text:style-name="P12"><text:soft-page-break/>statements</text:p>
      <text:p text:style-name="P1"/>
      <text:p text:style-name="P1"/>
      <text:p text:style-name="P25">open(filename): Takes as input a filename and returns the file. Once returned, the file can be read line-by-line or written to, depending on the mode. Mode is set with the keyword parameter “mode”, “r” for read, “w” for write, “a” for append.</text:p>
      <text:p text:style-name="P24">close(): A method that closes the file of which it’s a member.</text:p>
      <text:p text:style-name="P17"/>
      <text:p text:style-name="P13">Statements</text:p>
      <text:p text:style-name="P13"><text:span text:style-name="T2">try</text:span>:</text:p>
      <text:p text:style-name="P13"><text:tab/>statement (error might happens during executing these statements)</text:p>
      <text:p text:style-name="P7"><text:span text:style-name="T3">except </text:span><text:span text:style-name="T9">(</text:span><text:span text:style-name="T7">TypeOfError</text:span><text:span text:style-name="T9">1, </text:span><text:span text:style-name="T7">TypeOfError</text:span><text:span text:style-name="T9">2, ...</text:span><text:span text:style-name="T7">) </text:span><text:span text:style-name="T12">as</text:span><text:span text:style-name="T7"> </text:span><text:span text:style-name="T4">error</text:span><text:span text:style-name="T1">:</text:span></text:p>
      <text:p text:style-name="P7"><text:span text:style-name="T1"><text:tab/></text:span><text:span text:style-name="T4">print</text:span><text:span text:style-name="T1">(</text:span><text:span text:style-name="T4">error</text:span><text:span text:style-name="T1">)</text:span></text:p>
      <text:p text:style-name="P7"><text:span text:style-name="T3">except </text:span><text:span text:style-name="T9">Exception </text:span><text:span text:style-name="T12">as</text:span><text:span text:style-name="T7"> </text:span><text:span text:style-name="T4">error</text:span><text:span text:style-name="T10">:</text:span></text:p>
      <text:p text:style-name="P7"><text:span text:style-name="T10"><text:tab/></text:span><text:span text:style-name="T9"> </text:span><text:span text:style-name="T4">print</text:span><text:span text:style-name="T10">(</text:span><text:span text:style-name="T4">error</text:span><text:span text:style-name="T10">)</text:span></text:p>
      <text:p text:style-name="P16"><text:span text:style-name="T2">else</text:span>:</text:p>
      <text:p text:style-name="P18"><text:span text:style-name="T13"><text:tab/></text:span><text:span text:style-name="T4">print</text:span><text:span text:style-name="T10">(</text:span><text:span text:style-name="T5">No error occurred</text:span><text:span text:style-name="T10">)</text:span></text:p>
      <text:p text:style-name="P19"><text:span text:style-name="T3">f</text:span><text:span text:style-name="T2">inally</text:span><text:span text:style-name="T6">:</text:span></text:p>
      <text:p text:style-name="P28"><text:tab/>statements(These statements will be executed regardless of occurring an error)<text:tab/></text:p>
      <text:p text:style-name="P17"/>
      <text:p text:style-name="P20">if the error occurred was not in our list, the finally part will be executed. This, we can have an output before crashing the code.</text:p>
      <text:p text:style-name="P17"/>
      <text:h text:style-name="P22" text:outline-level="3">Ending the Function Early</text:h>
      <text:p text:style-name="Text_20_body">This interlude covers a simple idea with significant implications. The major idea is: <text:span text:style-name="Strong_20_Emphasis">when a function runs a line with a return statement, it </text:span><text:span text:style-name="Strong_20_Emphasis"><text:span text:style-name="T14">immediately</text:span></text:span><text:span text:style-name="Strong_20_Emphasis"> ends the function and sends the result</text:span> <text:span text:style-name="Strong_20_Emphasis">back</text:span>.</text:p>
      <text:p text:style-name="P17"/>
      <text:h text:style-name="P26" text:outline-level="1">Lesson 5: Error Handling and Other Control Structures</text:h>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16:06:29.692955199</meta:creation-date>
    <dc:date>2022-01-22T20:23:58.045215391</dc:date>
    <meta:editing-duration>PT11H37M13S</meta:editing-duration>
    <meta:editing-cycles>6</meta:editing-cycles>
    <meta:generator>LibreOffice/6.4.7.2$Linux_X86_64 LibreOffice_project/40$Build-2</meta:generator>
    <meta:document-statistic meta:table-count="0" meta:image-count="0" meta:object-count="0" meta:page-count="3" meta:paragraph-count="74" meta:word-count="631" meta:character-count="3985" meta:non-whitespace-character-count="3406"/>
  </office:meta>
</office:document-meta>
</file>